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00000000008000000089FC27204F07A0BBE.png" manifest:media-type="image/png"/>
  <manifest:file-entry manifest:full-path="Pictures/1000000000000008000000080BAB0E0E0C1CA44E.png" manifest:media-type="image/png"/>
  <manifest:file-entry manifest:full-path="Pictures/100000000000000800000008BD83EF6FAF151CA7.png" manifest:media-type="image/png"/>
  <manifest:file-entry manifest:full-path="Pictures/100000000000000800000008483BFA7219215B64.png" manifest:media-type="image/png"/>
  <manifest:file-entry manifest:full-path="Pictures/10000000000003E8000000BFC40C4312FFB32508.jpg" manifest:media-type="image/jpeg"/>
  <manifest:file-entry manifest:full-path="Pictures/1000000000000008000000089D270BB9D1ECEAFA.png" manifest:media-type="image/png"/>
  <manifest:file-entry manifest:full-path="Pictures/1000000000000020000000204B249CA79A42C6D7.png" manifest:media-type="image/png"/>
  <manifest:file-entry manifest:full-path="Pictures/100000000000000800000008D569DFA3C7541FBC.png" manifest:media-type="image/png"/>
  <manifest:file-entry manifest:full-path="Pictures/100000000000000800000008D65121279EDCA62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pitch="variable"/>
    <style:font-face style:name="TeX Gyre DejaVu Math" svg:font-family="'TeX Gyre DejaVu Math'" style:font-pitch="variable"/>
    <style:font-face style:name="TeX Gyre DejaVu Math1" svg:font-family="'TeX Gyre DejaVu Math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4.58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797cm" fo:min-width="5.8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555cm" fo:min-width="1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8" style:family="graphic" style:parent-style-name="standard">
      <style:graphic-properties svg:stroke-color="#a1467e" draw:fill-color="#d62e4e" draw:textarea-horizontal-align="justify" draw:textarea-vertical-align="middle" draw:auto-grow-height="false" fo:min-height="0.585cm" fo:min-width="2.6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2.8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3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5" style:family="graphic" style:parent-style-name="standard">
      <style:graphic-properties draw:fill-color="#ff8000" draw:textarea-horizontal-align="justify" draw:textarea-vertical-align="middle" draw:auto-grow-height="false" fo:min-height="0.067cm" fo:min-width="2.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8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21" style:family="graphic" style:parent-style-name="standard">
      <style:graphic-properties draw:fill="solid" draw:fill-color="#ca00ca" draw:opacity="100%" draw:opacity-name="" draw:textarea-horizontal-align="justify" draw:textarea-vertical-align="middle" draw:auto-grow-height="false" fo:min-height="0.067cm" fo:min-width="2.04cm" loext:glow-radius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6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3" fo:font-size="10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style:font-name="Liberation Sans3" fo:font-size="10pt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3" fo:font-size="10pt" style:font-size-asian="18pt" style:font-size-complex="18pt"/>
    </style:style>
    <style:style style:name="P8" style:family="paragraph">
      <style:paragraph-properties fo:text-align="center" style:writing-mode="lr-tb"/>
      <style:text-properties fo:color="#000000" loext:opacity="100%" style:font-name="TeX Gyre DejaVu Math1" fo:font-size="10pt" style:font-size-asian="18pt" style:font-size-complex="18pt"/>
    </style:style>
    <style:style style:name="P9" style:family="paragraph">
      <loext:graphic-properties draw:fill-color="#d62e4e"/>
      <style:paragraph-properties fo:text-align="center" style:writing-mode="lr-tb"/>
      <style:text-properties fo:color="#000000" loext:opacity="100%" style:font-name="TeX Gyre DejaVu Math1" fo:font-size="10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ans3" fo:font-size="6pt" style:font-size-asian="18pt" style:font-size-complex="18pt"/>
    </style:style>
    <style:style style:name="P11" style:family="paragraph">
      <style:paragraph-properties fo:text-align="center" style:writing-mode="lr-tb"/>
      <style:text-properties fo:font-size="6pt" style:font-size-asian="18pt" style:font-size-complex="18pt"/>
    </style:style>
    <style:style style:name="P12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3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4" style:family="paragraph">
      <loext:graphic-properties draw:fill-color="#ff8000"/>
      <style:paragraph-properties fo:text-align="center" style:writing-mode="lr-tb"/>
      <style:text-properties fo:font-size="6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8" style:family="paragraph">
      <style:paragraph-properties fo:text-align="center" style:writing-mode="lr-tb"/>
      <style:text-properties fo:color="#fffffe" loext:opacity="100%" fo:font-size="6pt" style:font-size-asian="18pt" style:font-size-complex="18pt"/>
    </style:style>
    <style:style style:name="P19" style:family="paragraph">
      <loext:graphic-properties draw:fill="solid" draw:fill-color="#ca00ca" draw:opacity="100%"/>
      <style:paragraph-properties fo:text-align="center" style:writing-mode="lr-tb"/>
      <style:text-properties fo:color="#fffffe" loext:opacity="100%" fo:font-size="6pt" style:font-size-asian="18pt" style:font-size-complex="18pt"/>
    </style:style>
    <style:style style:name="T1" style:family="text">
      <style:text-properties style:font-name="Liberation Sans3" fo:font-size="10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3" fo:font-size="10pt" style:font-size-asian="18pt" style:font-size-complex="18pt"/>
    </style:style>
    <style:style style:name="T4" style:family="text">
      <style:text-properties fo:color="#000000" loext:opacity="100%" style:font-name="Liberation Sans3" fo:font-size="10pt"/>
    </style:style>
    <style:style style:name="T5" style:family="text">
      <style:text-properties fo:color="#000000" loext:opacity="100%" style:font-name="TeX Gyre DejaVu Math1" fo:font-size="10pt" style:font-size-asian="18pt" style:font-size-complex="18pt"/>
    </style:style>
    <style:style style:name="T6" style:family="text">
      <style:text-properties style:font-name="Liberation Sans3" fo:font-size="6pt" style:font-size-asian="18pt" style:font-size-complex="18pt"/>
    </style:style>
    <style:style style:name="T7" style:family="text">
      <style:text-properties fo:font-size="6pt" style:font-size-asian="18pt" style:font-size-complex="18pt"/>
    </style:style>
    <style:style style:name="T8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66cm" svg:height="1.616cm" svg:x="12.021cm" svg:y="10.451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" draw:text-style-name="P2" draw:layer="layout" svg:width="5.08cm" svg:height="2.223cm" svg:x="13.72cm" svg:y="10.16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59cm" svg:y1="13.02cm" svg:x2="18.082cm" svg:y2="13.0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6.35cm" svg:height="1.047cm" svg:x="13.32cm" svg:y="8.02cm">
          <text:p text:style-name="P4"><text:span text:style-name="T3">Video</text:span><text:span text:style-name="T4"> Swin Transform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77cm" svg:y1="10.037cm" svg:x2="17.865cm" svg:y2="9.185cm">
          <text:p/>
        </draw:line>
        <draw:line draw:style-name="gr5" draw:text-style-name="P1" draw:layer="layout" svg:x1="16.276cm" svg:y1="10.05cm" svg:x2="16.264cm" svg:y2="9.198cm">
          <text:p/>
        </draw:line>
        <draw:line draw:style-name="gr5" draw:text-style-name="P1" draw:layer="layout" svg:x1="14.576cm" svg:y1="10.05cm" svg:x2="14.564cm" svg:y2="9.198cm">
          <text:p/>
        </draw:line>
        <draw:frame draw:style-name="gr1" draw:text-style-name="P1" draw:layer="layout" svg:width="8.466cm" svg:height="1.616cm" svg:x="12.021cm" svg:y="3.751cm">
          <draw:image xlink:href="Pictures/10000000000003E8000000BFC40C4312FFB32508.jpg" xlink:type="simple" xlink:show="embed" xlink:actuate="onLoad" draw:mime-type="image/jpeg">
            <text:p/>
          </draw:image>
        </draw:frame>
        <draw:line draw:style-name="gr5" draw:text-style-name="P1" draw:layer="layout" svg:x1="17.876cm" svg:y1="6.45cm" svg:x2="17.864cm" svg:y2="5.598cm">
          <text:p/>
        </draw:line>
        <draw:custom-shape draw:style-name="gr6" draw:text-style-name="P6" draw:layer="layout" svg:width="1.805cm" svg:height="1.805cm" svg:x="17.012cm" svg:y="3.65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408cm" svg:height="0.907cm" svg:x="17.34cm" svg:y="4.244cm">
          <draw:text-box>
            <text:p><text:span text:style-name="T1">0/1</text:span></text:p>
          </draw:text-box>
        </draw:frame>
        <draw:custom-shape draw:style-name="gr8" draw:text-style-name="P9" draw:layer="layout" svg:width="3.175cm" svg:height="0.835cm" svg:x="14.907cm" svg:y="6.532cm">
          <text:p text:style-name="P8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933cm" svg:height="0.318cm" svg:x="13.534cm" svg:y="7.567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10" draw:layer="layout" svg:width="1.992cm" svg:height="0.602cm" svg:x="15.803cm" svg:y="7.485cm">
          <draw:text-box>
            <text:p><text:span text:style-name="T6">Reducer</text:span></text:p>
          </draw:text-box>
        </draw:frame>
        <draw:line draw:style-name="gr11" draw:text-style-name="P1" draw:layer="layout" svg:x1="14.89cm" svg:y1="6.515cm" svg:x2="11.197cm" svg:y2="5.762cm">
          <text:p/>
        </draw:line>
        <draw:line draw:style-name="gr11" draw:text-style-name="P1" draw:layer="layout" svg:x1="15.007cm" svg:y1="7.35cm" svg:x2="11.197cm" svg:y2="8.302cm">
          <text:p/>
        </draw:line>
        <draw:custom-shape draw:style-name="gr12" draw:text-style-name="P12" xml:id="id2" draw:id="id2" draw:layer="layout" svg:width="2.54cm" svg:height="0.317cm" svg:x="7.887cm" svg:y="8.22cm">
          <text:p text:style-name="P11"><text:span text:style-name="T7">Layer 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54cm" svg:height="0.317cm" svg:x="7.887cm" svg:y="7.82cm">
          <text:p text:style-name="P11"><text:span text:style-name="T7">Line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54cm" svg:height="0.317cm" svg:x="7.887cm" svg:y="7.42cm">
          <text:p text:style-name="P11"><text:span text:style-name="T7">Dropout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4" draw:id="id4" draw:layer="layout" svg:width="2.54cm" svg:height="0.317cm" svg:x="7.887cm" svg:y="6.62cm">
          <text:p text:style-name="P11"><text:span text:style-name="T7">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xml:id="id1" draw:id="id1" draw:layer="layout" svg:width="0.663cm" svg:height="0.607cm" svg:x="8.84cm" svg:y="9.355cm">
          <draw:text-box>
            <text:p><text:span text:style-name="T8">x</text:span></text:p>
          </draw:text-box>
        </draw:frame>
        <draw:frame draw:style-name="gr17" draw:text-style-name="P17" xml:id="id3" draw:id="id3" draw:layer="layout" svg:width="1.514cm" svg:height="0.727cm" svg:x="6.617cm" svg:y="9.237cm">
          <draw:text-box>
            <text:p text:style-name="P16"><text:span text:style-name="T7">RNN State</text:span><text:span text:style-name="T7"><text:line-break/></text:span><text:span text:style-name="T7">(previous)</text:span></text:p>
          </draw:text-box>
        </draw:frame>
        <draw:connector draw:style-name="gr18" draw:text-style-name="P1" draw:layer="layout" draw:type="line" svg:x1="9.171cm" svg:y1="9.355cm" svg:x2="9.157cm" svg:y2="8.537cm" draw:start-shape="id1" draw:start-glue-point="0" draw:end-shape="id2" draw:end-glue-point="2" svg:d="M9171 9355l-14-818" svg:viewBox="0 0 15 819">
          <text:p/>
        </draw:connector>
        <draw:connector draw:style-name="gr19" draw:text-style-name="P1" draw:layer="layout" svg:x1="7.374cm" svg:y1="9.237cm" svg:x2="7.887cm" svg:y2="6.778cm" draw:start-shape="id3" draw:start-glue-point="0" draw:end-shape="id4" draw:end-glue-point="3" svg:d="M7374 9237v-2459h513" svg:viewBox="0 0 514 2460">
          <text:p/>
        </draw:connector>
        <draw:custom-shape draw:style-name="gr12" draw:text-style-name="P12" draw:layer="layout" svg:width="2.54cm" svg:height="0.317cm" svg:x="7.887cm" svg:y="7.02cm">
          <text:p text:style-name="P11"><text:span text:style-name="T7">Layer Norm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.54cm" svg:height="0.317cm" svg:x="7.887cm" svg:y="6.22cm">
          <text:p text:style-name="P11"><text:span text:style-name="T7">Linea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9.169cm" svg:y1="4.668cm" svg:x2="9.155cm" svg:y2="3.85cm" svg:d="M9169 4668l-14-818" svg:viewBox="0 0 15 819">
          <text:p/>
        </draw:connector>
        <draw:frame draw:style-name="gr17" draw:text-style-name="P17" xml:id="id5" draw:id="id5" draw:layer="layout" svg:width="1.514cm" svg:height="0.727cm" svg:x="10.217cm" svg:y="4.638cm">
          <draw:text-box>
            <text:p text:style-name="P16"><text:span text:style-name="T7">RNN State</text:span><text:span text:style-name="T7"><text:line-break/></text:span><text:span text:style-name="T7">(next)</text:span></text:p>
          </draw:text-box>
        </draw:frame>
        <draw:connector draw:style-name="gr19" draw:text-style-name="P1" draw:layer="layout" svg:x1="10.427cm" svg:y1="6.778cm" svg:x2="10.974cm" svg:y2="5.365cm" draw:start-shape="id4" draw:start-glue-point="1" draw:end-shape="id5" draw:end-glue-point="2" svg:d="M10427 6778h547v-1413" svg:viewBox="0 0 548 1414">
          <text:p/>
        </draw:connector>
        <draw:custom-shape draw:style-name="gr14" draw:text-style-name="P11" xml:id="id8" draw:id="id8" draw:layer="layout" svg:width="2.54cm" svg:height="0.317cm" svg:x="7.887cm" svg:y="5.82cm">
          <text:p text:style-name="P11"><text:span text:style-name="T7">Drop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9" draw:id="id9" draw:layer="layout" svg:width="2.54cm" svg:height="0.317cm" svg:x="7.887cm" svg:y="4.82cm">
          <text:p text:style-name="P11"><text:span text:style-name="T7">Linear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7" draw:id="id7" draw:layer="layout" svg:width="2.54cm" svg:height="0.317cm" svg:x="4.557cm" svg:y="6.262cm">
          <text:p text:style-name="P18"><text:span text:style-name="T7">Saliency model</text:span></text:p>
          <draw:enhanced-geometry svg:viewBox="0 0 21600 21600" draw:type="rectangle" draw:enhanced-path="M 0 0 L 21600 0 21600 21600 0 21600 0 0 Z N"/>
        </draw:custom-shape>
        <draw:frame draw:style-name="gr16" draw:text-style-name="P15" xml:id="id6" draw:id="id6" draw:layer="layout" svg:width="0.858cm" svg:height="0.607cm" svg:x="5.411cm" svg:y="7.398cm">
          <draw:text-box>
            <text:p><text:span text:style-name="T8">f[t]</text:span></text:p>
          </draw:text-box>
        </draw:frame>
        <draw:connector draw:style-name="gr18" draw:text-style-name="P1" draw:layer="layout" draw:type="line" svg:x1="5.84cm" svg:y1="7.398cm" svg:x2="5.827cm" svg:y2="6.579cm" draw:start-shape="id6" draw:start-glue-point="0" draw:end-shape="id7" draw:end-glue-point="2" svg:d="M5840 7398l-13-819" svg:viewBox="0 0 14 820">
          <text:p/>
        </draw:connector>
        <draw:connector draw:style-name="gr18" draw:text-style-name="P1" draw:layer="layout" draw:type="line" svg:x1="9.157cm" svg:y1="5.82cm" svg:x2="9.157cm" svg:y2="5.137cm" draw:start-shape="id8" draw:start-glue-point="0" draw:end-shape="id9" draw:end-glue-point="2" svg:d="M9157 5820v-683" svg:viewBox="0 0 1 684">
          <text:p/>
        </draw:connector>
        <draw:connector draw:style-name="gr19" draw:text-style-name="P1" draw:layer="layout" draw:line-skew="-1.68cm" svg:x1="5.76cm" svg:y1="5.767cm" svg:x2="9.123cm" svg:y2="5.583cm" svg:d="M5760 5767h2v-184h3361" svg:viewBox="0 0 3364 185">
          <text:p/>
        </draw:connector>
        <draw:frame draw:style-name="gr22" draw:text-style-name="P15" draw:layer="layout" svg:width="4.27cm" svg:height="0.607cm" svg:x="14.011cm" svg:y="10.999cm">
          <draw:text-box>
            <text:p><text:span text:style-name="T8">f[t-2] <text:s text:c="12"/>f[t-1] <text:s text:c="10"/>f[t]</text:span></text:p>
          </draw:text-box>
        </draw:frame>
        <draw:frame draw:style-name="gr17" draw:text-style-name="P17" draw:layer="layout" svg:width="1.514cm" svg:height="0.523cm" svg:x="7.617cm" svg:y="5.139cm">
          <draw:text-box>
            <text:p text:style-name="P16"><text:span text:style-name="T7">concat</text:span></text:p>
          </draw:text-box>
        </draw:frame>
        <draw:custom-shape draw:style-name="gr13" draw:text-style-name="P13" draw:layer="layout" svg:width="2.54cm" svg:height="0.317cm" svg:x="4.557cm" svg:y="5.863cm">
          <text:p text:style-name="P11"><text:span text:style-name="T7">Line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pitch="variable"/>
    <style:font-face style:name="TeX Gyre DejaVu Math" svg:font-family="'TeX Gyre DejaVu Math'" style:font-pitch="variable"/>
    <style:font-face style:name="TeX Gyre DejaVu Math1" svg:font-family="'TeX Gyre DejaVu Math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radial" draw:cx="50%" draw:cy="50%" draw:start-color="#dde8cb" draw:end-color="#ffd7d7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Black_20_90_20_Degrees" draw:display-name="Black 90 Degrees" draw:style="single" draw:color="#000000" draw:distance="0.102cm" draw:rotation="900"/>
    <draw:hatch draw:name="Blue_20_45_20_Degrees" draw:display-name="Blue 45 Degrees" draw:style="single" draw:color="#2a6099" draw:distance="0.203cm" draw:rotation="450"/>
    <draw:hatch draw:name="Green_20_60_20_Degrees" draw:display-name="Green 60 Degrees" draw:style="single" draw:color="#00a933" draw:distance="0.203cm" draw:rotation="600"/>
    <draw:hatch draw:name="Red_20_90_20_Degrees_20_Crossed_20_1" draw:display-name="Red 90 Degrees Crossed 1" draw:style="single" draw:color="#3465a4" draw:distance="0.02cm" draw:rotation="0"/>
    <draw:fill-image draw:name="_32_0_20_Percent" draw:display-name="20 Percent" xlink:href="Pictures/100000000000000800000008D65121279EDCA62F.png" xlink:type="simple" xlink:show="embed" xlink:actuate="onLoad"/>
    <draw:fill-image draw:name="_35__20_Percent" draw:display-name="5 Percent" xlink:href="Pictures/100000000000000800000008D569DFA3C7541FBC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fill-image draw:name="Dashed_20_Dotted_20_Upward_20_Diagonal" draw:display-name="Dashed Dotted Upward Diagonal" xlink:href="Pictures/1000000000000008000000089D270BB9D1ECEAFA.png" xlink:type="simple" xlink:show="embed" xlink:actuate="onLoad"/>
    <draw:fill-image draw:name="Dashed_20_Downward_20_Diagonal" draw:display-name="Dashed Downward Diagonal" xlink:href="Pictures/100000000000000800000008483BFA7219215B64.png" xlink:type="simple" xlink:show="embed" xlink:actuate="onLoad"/>
    <draw:fill-image draw:name="Diagonal_20_Brick" draw:display-name="Diagonal Brick" xlink:href="Pictures/100000000000000800000008BD83EF6FAF151CA7.png" xlink:type="simple" xlink:show="embed" xlink:actuate="onLoad"/>
    <draw:fill-image draw:name="Horizontal_20_Brick" draw:display-name="Horizontal Brick" xlink:href="Pictures/1000000000000008000000089FC27204F07A0BBE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Zig_20_Zag" draw:display-name="Zig Zag" xlink:href="Pictures/1000000000000008000000080BAB0E0E0C1CA44E.png" xlink:type="simple" xlink:show="embed" xlink:actuate="onLoad"/>
    <draw:opacity draw:name="Transparency_20_1" draw:display-name="Transparency 1" draw:style="square" draw:cx="50%" draw:cy="50%" draw:start="100%" draw:end="0%" draw:angle="0deg" draw:border="0%"/>
    <draw:opacity draw:name="Transparency_20_2" draw:display-name="Transparency 2" draw:style="rectangular" draw:cx="50%" draw:cy="50%" draw:start="100%" draw:end="0%" draw:angle="0deg" draw:border="0%"/>
    <draw:opacity draw:name="Transparency_20_3" draw:display-name="Transparency 3" draw:style="linear" draw:start="100%" draw:end="0%" draw:angle="0deg" draw:border="0%"/>
    <draw:opacity draw:name="Transparency_20_4" draw:display-name="Transparency 4" draw:style="axial" draw:start="100%" draw:end="0%" draw:angle="0deg" draw:border="0%"/>
    <draw:opacity draw:name="Transparency_20_5" draw:display-name="Transparency 5" draw:style="radial" draw:cx="50%" draw:cy="50%" draw:start="100%" draw:end="0%" draw:border="0%"/>
    <draw:opacity draw:name="Transparency_20_6" draw:display-name="Transparency 6" draw:style="ellipsoid" draw:cx="50%" draw:cy="50%" draw:start="100%" draw:end="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2-12-02T12:11:02.210113763</dc:date>
    <meta:editing-duration>PT7H17M46S</meta:editing-duration>
    <meta:editing-cycles>39</meta:editing-cycles>
    <meta:generator>LibreOffice/7.0.4.2$Linux_X86_64 LibreOffice_project/00$Build-2</meta:generator>
    <meta:document-statistic meta:object-count="39"/>
  </office:meta>
</office:document-meta>
</file>